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35b69"/>
    </style:style>
    <style:style style:name="P2" style:family="paragraph" style:parent-style-name="Standard">
      <style:text-properties officeooo:paragraph-rsid="0004a9e9"/>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835in" fo:text-indent="-0.25in" fo:margin-left="3.083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text:tab/>Clarity and Visualization: Process models provide a visual representation of how a system or a specific process within a system works. This visual representation helps stakeholders, including designers, developers, and end-users, to understand the system's behavior and functionality more easily.</text:p>
      <text:p text:style-name="Standard"/>
      <text:p text:style-name="Standard"><text:s/><text:tab/>Analysis and Optimization: Process models allow designers to analyze and optimize various aspects of a system, such as efficiency, resource utilization, and bottlenecks. By representing the system's processes and interactions, designers can identify areas for improvement.</text:p>
      <text:p text:style-name="Standard"/>
      <text:p text:style-name="Standard"><text:tab/>Communication: Process models serve as a common language that can bridge the communication gap between technical and non-technical stakeholders. They facilitate discussions and decision-making by providing a clear and shared understanding of the system.</text:p>
      <text:p text:style-name="Standard"/>
      <text:p text:style-name="Standard"><text:s/><text:tab/>Documentation: Process models document the system's behavior and processes, serving as a valuable reference for future maintenance, upgrades, or modifications. They can also aid in training and onboarding new team members.</text:p>
      <text:p text:style-name="Standard"/>
      <text:p text:style-name="Standard"><text:tab/>Ensuring that the DFD includes all relevant processes, data flows, data stores, and external entities is fundamental. Incomplete models can lead to misunderstandings, missed requirements, and the possibility of designing an incomplete or inadequate system. A complete DFD provides a comprehensive view of the system, reducing the likelihood of oversight and ensuring that all relevant components and interactions are considered.</text:p>
      <text:p text:style-name="Standard"/>
      <text:p text:style-name="P1">Decompose:</text:p>
      <text:p text:style-name="P1">Complete Project One (Level 0)</text:p>
      <text:p text:style-name="Standard"><text:tab/>This is the top-level process representing the completion of Project One.</text:p>
      <text:p text:style-name="P2">Prepare Project Materials (Level 1)</text:p>
      <text:p text:style-name="P2"><text:tab/>Research and gather necessary materials.</text:p>
      <text:p text:style-name="P2"><text:tab/>Review project guidelines and requirements.</text:p>
      <text:p text:style-name="P2">Plan Project Execution (Level 1)</text:p>
      <text:p text:style-name="P2"><text:tab/>Create a project plan, including tasks and milestones.</text:p>
      <text:p text:style-name="P2"><text:tab/>Allocate resources and set deadlines.</text:p>
      <text:p text:style-name="P2">Execute Project Tasks (Level 1)</text:p>
      <text:p text:style-name="P2"><text:tab/>Perform the tasks outlined in the project plan.</text:p>
      <text:p text:style-name="P2"><text:tab/>Collaborate with team members if applicable.</text:p>
      <text:p text:style-name="P2">Test and Validate (Level 1)</text:p>
      <text:p text:style-name="P2"><text:tab/>Ensure that the project meets the required specifications</text:p>
      <text:p text:style-name="P2"><text:tab/>Conduct testing and debugging if necessary.</text:p>
      <text:p text:style-name="P2">Submit Project Deliverables (Level 1)</text:p>
      <text:p text:style-name="P2"><text:tab/>Prepare and package project deliverabl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20:35:22.577966072</meta:creation-date>
    <dc:date>2023-09-15T20:39:40.039687586</dc:date>
    <meta:editing-duration>PT4M17S</meta:editing-duration>
    <meta:editing-cycles>2</meta:editing-cycles>
    <meta:generator>LibreOffice/7.3.7.2$Linux_X86_64 LibreOffice_project/30$Build-2</meta:generator>
    <meta:document-statistic meta:table-count="0" meta:image-count="0" meta:object-count="0" meta:page-count="1" meta:paragraph-count="22" meta:word-count="299" meta:character-count="2170" meta:non-whitespace-character-count="1875"/>
  </office:meta>
</office:document-meta>
</file>